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0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2.09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83.61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96.57mm"/>
    </style:style>
    <style:style style:name="co8" style:family="table-column">
      <style:table-column-properties fo:break-before="auto" style:column-width="115.36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cc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4" style:family="table-cell" style:parent-style-name="Default" style:data-style-name="N0">
      <style:table-cell-properties fo:background-color="#ddebf7"/>
      <style:text-properties style:font-name="ＭＳ Ｐゴシック" style:font-name-asian="ＭＳ Ｐゴシック1" style:font-name-complex="ＭＳ Ｐゴシック1"/>
    </style:style>
    <style:style style:name="ce5" style:family="table-cell" style:parent-style-name="Default" style:data-style-name="N0">
      <style:table-cell-properties fo:background-color="#ccffcc"/>
      <style:text-properties style:font-name="ＭＳ Ｐゴシック" style:font-name-asian="ＭＳ Ｐゴシック1" style:font-name-complex="ＭＳ Ｐゴシック1"/>
    </style:style>
    <style:style style:name="ce6" style:family="table-cell" style:parent-style-name="Default" style:data-style-name="N0">
      <style:table-cell-properties fo:background-color="transparent"/>
      <style:text-properties style:font-name="ＭＳ Ｐゴシック" style:font-name-asian="ＭＳ Ｐゴシック1" style:font-name-complex="ＭＳ Ｐゴシック1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アドレス情報取得SQL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ユーザーマスタ.ユーザーID</text:p>
          </table:table-cell>
        </table:table-row>
        <table:table-row table:style-name="ro1">
          <table:table-cell office:value-type="string" calcext:value-type="string">
            <text:p>ユーザーマスタ.ユーザー名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office:value-type="string" calcext:value-type="string">
            <text:p>ユーザーマスタ.削除フラグ = 0</text:p>
          </table:table-cell>
        </table:table-row>
      </table:table>
      <table:table table:name="メール送信取得SQL" table:style-name="ta1">
        <table:table-column table:style-name="co3" table:default-cell-style-name="ce3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メールテーブル.受信者ユーザーID</text:p>
          </table:table-cell>
        </table:table-row>
        <table:table-row table:style-name="ro2">
          <table:table-cell office:value-type="string" calcext:value-type="string">
            <text:p>ユーザーマスタ.ユーザー名</text:p>
          </table:table-cell>
        </table:table-row>
        <table:table-row table:style-name="ro2">
          <table:table-cell office:value-type="string" calcext:value-type="string">
            <text:p>メールテーブル.件名</text:p>
          </table:table-cell>
        </table:table-row>
        <table:table-row table:style-name="ro2">
          <table:table-cell office:value-type="string" calcext:value-type="string">
            <text:p>メールテーブル.メッセージ</text:p>
          </table:table-cell>
        </table:table-row>
        <table:table-row table:style-name="ro2">
          <table:table-cell office:value-type="string" calcext:value-type="string">
            <text:p>メールテーブル.追加日時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  <table:table-row table:style-name="ro2">
          <table:table-cell table:style-name="ce2"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4">
          <table:table-cell table:style-name="ce2" office:value-type="string" calcext:value-type="string">
            <text:p>メールテーブル.送信者ユーザーID = 引数:ユーザーID</text:p>
          </table:table-cell>
        </table:table-row>
      </table:table>
      <table:table table:name="メール受信取得SQL" table:style-name="ta1">
        <table:table-column table:style-name="co3" table:default-cell-style-name="ce3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メールテーブル.送信者ユーザーID</text:p>
          </table:table-cell>
        </table:table-row>
        <table:table-row table:style-name="ro2">
          <table:table-cell office:value-type="string" calcext:value-type="string">
            <text:p>ユーザーマスタ.ユーザー名</text:p>
          </table:table-cell>
        </table:table-row>
        <table:table-row table:style-name="ro2">
          <table:table-cell office:value-type="string" calcext:value-type="string">
            <text:p>メールテーブル.件名</text:p>
          </table:table-cell>
        </table:table-row>
        <table:table-row table:style-name="ro2">
          <table:table-cell office:value-type="string" calcext:value-type="string">
            <text:p>メールテーブル.メッセージ</text:p>
          </table:table-cell>
        </table:table-row>
        <table:table-row table:style-name="ro2">
          <table:table-cell office:value-type="string" calcext:value-type="string">
            <text:p>メールテーブル.追加日時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  <table:table-row table:style-name="ro2">
          <table:table-cell table:style-name="ce2"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table:style-name="ce2" office:value-type="string" calcext:value-type="string">
            <text:p>メールテーブル.受信者ユーザーID = 引数:ユーザーID</text:p>
          </table:table-cell>
        </table:table-row>
      </table:table>
      <table:table table:name="勤務時間情報更新SQL" table:style-name="ta2">
        <table:table-column table:style-name="co4" table:default-cell-style-name="ce2"/>
        <table:table-column table:style-name="co5" table:default-cell-style-name="ce2"/>
        <table:table-column table:style-name="co6" table:number-columns-repeated="1022" table:default-cell-style-name="ce2"/>
        <table:table-row table:style-name="ro5">
          <table:table-cell table:style-name="ce4" office:value-type="string" calcext:value-type="string">
            <text:p>トランザクションスタート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5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3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calcext:value-type="string">
            <text:p/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pan text:style-name="T1">勤怠テーブル</text:span>.<text:span text:style-name="T1">ユーザー</text:span>ID = :<text:span text:style-name="T1">ユーザーID</text:span>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5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3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calcext:value-type="string">
            <text:p>データ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 calcext:value-type="string">
            <text:p>:リスト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コミット</text:p>
          </table:table-cell>
          <table:table-cell table:number-columns-repeated="1023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勤務時間取得SQL" table:style-name="ta3">
        <table:table-column table:style-name="co7" table:default-cell-style-name="ce2"/>
        <table:table-column table:style-name="co6" table:number-columns-repeated="1023" table:default-cell-style-name="ce2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勤怠マスタ.勤務開始時間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勤怠マスタ.勤務終了時間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勤怠マスタ.休憩時間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勤怠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pan text:style-name="T1">勤怠マスタ</text:span>.<text:span text:style-name="T1">ユーザー</text:span>ID = <text:span text:style-name="T1">引数</text:span>:<text:span text:style-name="T1">ユーザー</text:span>ID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ログインフラグ更新SQL" table:style-name="ta4">
        <table:table-column table:style-name="co8" table:default-cell-style-name="ce2"/>
        <table:table-column table:style-name="co6" table:number-columns-repeated="1023" table:default-cell-style-name="ce2"/>
        <table:table-row table:style-name="ro5">
          <table:table-cell table:style-name="ce1" office:value-type="string" calcext:value-type="string">
            <text:p>更新対象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ログインフラグ = 引数：ログイン状態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更新テーブル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条件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ユーザー情報取得SQL" table:style-name="ta5">
        <table:table-column table:style-name="co7" table:default-cell-style-name="ce2"/>
        <table:table-column table:style-name="co6" table:number-columns-repeated="1023" table:default-cell-style-name="ce2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ユーザーマスタ.ユーザー名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パスワード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.権限名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権限ID = 権限マスタ.権限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11.99mm" fo:margin-left="24.99mm" fo:margin-right="24.99mm" fo:margin-bottom="0mm"/>
      </style:header-style>
      <style:footer-style>
        <style:header-footer-properties fo:min-height="11.99mm" fo:margin-left="24.99mm" fo:margin-right="24.99mm" fo:margin-top="0mm"/>
      </style:footer-style>
    </style:page-layout>
    <style:page-layout style:name="Mpm4">
      <style:page-layout-properties style:num-format="1" style:print-orientation="portrait" fo:margin-top="12.7mm" fo:margin-bottom="12.7mm" fo:margin-left="25.4mm" fo:margin-right="25.4mm" style:print-page-order="ttb" style:first-page-number="continue" style:scale-to="100%" style:print="charts drawings objects"/>
      <style:header-style>
        <style:header-footer-properties fo:min-height="12.7mm" fo:margin-left="25.4mm" fo:margin-right="25.4mm" fo:margin-bottom="0mm"/>
      </style:header-style>
      <style:footer-style>
        <style:header-footer-properties fo:min-height="12.7mm" fo:margin-left="25.4mm" fo:margin-right="25.4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00/00/00</text:date>, <text:time style:data-style-name="N2" text:time-value="21:57:25.80424026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4T15:21:55Z</meta:creation-date>
    <dc:date>2019-11-19T22:02:26.258036322</dc:date>
    <meta:print-date>2019-11-16T23:35:09Z</meta:print-date>
    <meta:editing-cycles>14</meta:editing-cycles>
    <meta:editing-duration>PT13H10M50S</meta:editing-duration>
    <meta:document-statistic meta:table-count="7" meta:cell-count="68" meta:object-count="0"/>
    <meta:user-defined meta:name="WorkbookGuid">d9472a09-4da2-4b24-8863-83ad3f45981c</meta:user-defined>
  </office:meta>
</office:document-meta>
</file>